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5cm" table:align="center"/>
    </style:style>
    <style:style style:name="Tableau1.A" style:family="table-column">
      <style:table-column-properties style:column-width="7.5cm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  <style:text-properties style:font-name="Sylfaen"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Sylfaen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Sylfaen" fo:font-size="24pt" fo:font-weight="bold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Sylfaen" fo:font-size="12pt" style:font-size-asian="12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Sylfaen" fo:font-size="12pt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Sylfae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Sylfae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choentgen <text:s text:c="121"/>30/11/2006</text:p>
      <text:p text:style-name="P1">Mickael <text:s text:c="114"/>secteur 5 / 1MRIM</text:p>
      <text:p text:style-name="P1"/>
      <text:p text:style-name="P2"/>
      <text:p text:style-name="P3">Sauvegarde d'une partition sur USB</text:p>
      <text:p text:style-name="P2"/>
      <text:p text:style-name="P4">---</text:p>
      <text:p text:style-name="P4"/>
      <text:p text:style-name="P1"><text:span text:style-name="T1">Enoncé:</text:span> faire l'image de la partition P9 sur une clé usb.</text:p>
      <text:p text:style-name="P1"/>
      <text:p text:style-name="P1"/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1">1. Insérer System Sescue CD</text:p>
          </table:table-cell>
          <table:table-cell table:style-name="Tableau1.B1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1">2. Démarrer le PC</text:p>
          </table:table-cell>
          <table:table-cell table:style-name="Tableau1.B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1">3. Choisir la résolution</text:p>
          </table:table-cell>
          <table:table-cell table:style-name="Tableau1.B2" office:value-type="string">
            <text:p text:style-name="P6"><text:tab/>fb1024</text:p>
          </table:table-cell>
        </table:table-row>
        <table:table-row>
          <table:table-cell table:style-name="Tableau1.A2" office:value-type="string">
            <text:p text:style-name="P1">4. Choisir la langue</text:p>
          </table:table-cell>
          <table:table-cell table:style-name="Tableau1.B2" office:value-type="string">
            <text:p text:style-name="P1"><text:span text:style-name="T2"><text:tab/>16</text:span> ou <text:span text:style-name="T2">fr</text:span></text:p>
          </table:table-cell>
        </table:table-row>
        <table:table-row>
          <table:table-cell table:style-name="Tableau1.A2" office:value-type="string">
            <text:p text:style-name="P1">5. Créer le dossier de montage</text:p>
          </table:table-cell>
          <table:table-cell table:style-name="Tableau1.B2" office:value-type="string">
            <text:p text:style-name="P6"><text:tab/>mkdir /mnt/usb</text:p>
          </table:table-cell>
        </table:table-row>
        <table:table-row>
          <table:table-cell table:style-name="Tableau1.A2" office:value-type="string">
            <text:p text:style-name="P1">6. Lister les périphériques</text:p>
          </table:table-cell>
          <table:table-cell table:style-name="Tableau1.B2" office:value-type="string">
            <text:p text:style-name="P6"><text:tab/>fdisk -l</text:p>
          </table:table-cell>
        </table:table-row>
        <table:table-row>
          <table:table-cell table:style-name="Tableau1.A2" office:value-type="string">
            <text:p text:style-name="P1">7. Monter la clé</text:p>
          </table:table-cell>
          <table:table-cell table:style-name="Tableau1.B2" office:value-type="string">
            <text:p text:style-name="P6"><text:tab/>mount /dev/sda1 /mnt/usb</text:p>
          </table:table-cell>
        </table:table-row>
        <table:table-row>
          <table:table-cell table:style-name="Tableau1.A2" office:value-type="string">
            <text:p text:style-name="P1">8. Créer un dossier sur la clé</text:p>
          </table:table-cell>
          <table:table-cell table:style-name="Tableau1.B2" office:value-type="string">
            <text:p text:style-name="P6"><text:tab/>mkdir /mnt/usb/sv5a</text:p>
          </table:table-cell>
        </table:table-row>
        <table:table-row>
          <table:table-cell table:style-name="Tableau1.A2" office:value-type="string">
            <text:p text:style-name="P1">8. Lancer Partmiage</text:p>
          </table:table-cell>
          <table:table-cell table:style-name="Tableau1.B2" office:value-type="string">
            <text:p text:style-name="P1"><text:span text:style-name="T3"><text:tab/></text:span><text:span text:style-name="T2">partimage</text:span></text:p>
          </table:table-cell>
        </table:table-row>
        <table:table-row>
          <table:table-cell table:style-name="Tableau1.A2" office:value-type="string">
            <text:p text:style-name="P1">9. Configurer tel que</text:p>
          </table:table-cell>
          <table:table-cell table:style-name="Tableau1.B2" office:value-type="string">
            <text:p text:style-name="P7">Choisir P9 comme partition à sauver, le dossier de montage sera /mnt/usb/sv5a et les autres options sont à laisser par défaut.</text:p>
          </table:table-cell>
        </table:table-row>
        <table:table-row>
          <table:table-cell table:style-name="Tableau1.A2" office:value-type="string">
            <text:p text:style-name="P1">10. Vérifier que l'image est bien sauvée</text:p>
          </table:table-cell>
          <table:table-cell table:style-name="Tableau1.B2" office:value-type="string">
            <text:p text:style-name="P1"><text:tab/><text:span text:style-name="T2">ls /mnt/usb</text:span></text:p>
          </table:table-cell>
        </table:table-row>
      </table:table>
      <text:p text:style-name="P4"/>
      <text:p text:style-name="P6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6-11-30T16:30:33</meta:creation-date>
    <dc:date>2006-11-30T16:55:29</dc:date>
    <meta:print-date>2006-11-30T16:41:24</meta:print-date>
    <dc:language>fr-FR</dc:language>
    <meta:editing-cycles>15</meta:editing-cycles>
    <meta:editing-duration>PT18M28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25" meta:word-count="121" meta:character-count="879"/>
  </office:meta>
</office:document-meta>
</file>